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MuseoSansRounded300" svg:font-family="MuseoSansRounded300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Day_20_">
      <style:text-properties officeooo:rsid="0017e935" officeooo:paragraph-rsid="0014cfc8"/>
    </style:style>
    <style:style style:name="P2" style:family="paragraph" style:parent-style-name="Day_20_">
      <style:text-properties officeooo:paragraph-rsid="0023f027"/>
    </style:style>
    <style:style style:name="P3" style:family="paragraph" style:parent-style-name="Text_20_body">
      <style:text-properties officeooo:rsid="002985e2" officeooo:paragraph-rsid="002985e2"/>
    </style:style>
    <style:style style:name="P4" style:family="paragraph" style:parent-style-name="Text_20_body">
      <style:text-properties officeooo:rsid="002985e2" officeooo:paragraph-rsid="0029d4dd"/>
    </style:style>
    <style:style style:name="P5" style:family="paragraph" style:parent-style-name="Meal">
      <style:text-properties officeooo:paragraph-rsid="0023f027"/>
    </style:style>
    <style:style style:name="P6" style:family="paragraph" style:parent-style-name="Dish">
      <style:text-properties officeooo:paragraph-rsid="0023f027"/>
    </style:style>
    <style:style style:name="P7" style:family="paragraph" style:parent-style-name="Dish">
      <style:text-properties officeooo:paragraph-rsid="0029d4dd"/>
    </style:style>
    <style:style style:name="P8" style:family="paragraph" style:parent-style-name="Meal">
      <style:text-properties fo:font-size="11pt" officeooo:rsid="001bf51a" officeooo:paragraph-rsid="0023f027" style:font-size-asian="11pt" style:font-size-complex="11pt"/>
    </style:style>
    <style:style style:name="P9" style:family="paragraph">
      <loext:graphic-properties draw:fill="solid" draw:fill-color="#33bbb4"/>
    </style:style>
    <style:style style:name="P10" style:family="paragraph">
      <loext:graphic-properties draw:fill="none"/>
    </style:style>
    <style:style style:name="T1" style:family="text">
      <style:text-properties fo:font-size="11pt" officeooo:rsid="001bf51a" style:font-size-asian="11pt" style:font-size-complex="11pt"/>
    </style:style>
    <style:style style:name="T2" style:family="text">
      <style:text-properties fo:font-size="11pt" officeooo:rsid="0023f027" style:font-size-asian="11pt" style:font-size-complex="11pt"/>
    </style:style>
    <style:style style:name="T3" style:family="text">
      <style:text-properties officeooo:rsid="0023f027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33bbb4" style:run-through="foreground"/>
    </style:style>
    <style:style style:name="gr3" style:family="graphic">
      <style:graphic-properties draw:stroke="solid" svg:stroke-width="0.035cm" svg:stroke-color="#000000" draw:fill="none" fo:padding-top="0.018cm" fo:padding-bottom="0.018cm" fo:padding-left="0.018cm" fo:padding-right="0.018cm" style:run-through="foreground"/>
    </style:style>
    <style:style style:name="gr4" style:family="graphic">
      <style:graphic-properties draw:stroke="solid" svg:stroke-width="0.035cm" svg:stroke-color="#000000" draw:fill="solid" draw:fill-color="#33bbb4" fo:padding-top="0.018cm" fo:padding-bottom="0.018cm" fo:padding-left="0.018cm" fo:padding-right="0.018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ktivitetsschema för <text:span text:style-name="T3">$schedule.location</text:span> <text:span text:style-name="T3">$schedule.activityGroup</text:span> </text:p>
      <text:p text:style-name="P2"/>
      <text:p text:style-name="P5"><text:span text:style-name="T2">$schedule.fromDatePP</text:span> <text:span text:style-name="T1">till </text:span><text:span text:style-name="T2">$schedule.toDatePP</text:span> </text:p>
      <text:p text:style-name="P8"/>
      <text:p text:style-name="P3">#foreach($entry in $schedule.daySchedules)</text:p>
      <text:p text:style-name="P1">$entry.getEntryDayPP()</text:p>
      <text:p text:style-name="Dish"/>
      <text:p text:style-name="P4">#foreach($se in $entry.entries)</text:p>
      <text:p text:style-name="P7"><text:span text:style-name="T3">$se.entryStartTime</text:span> <text:span text:style-name="T3">- $se.entryEndTime</text:span> </text:p>
      <text:p text:style-name="P6"><text:span text:style-name="T3">$se.entryText</text:span> <text:span text:style-name="T3">$se.entryLocation</text:span></text:p>
      <text:p text:style-name="P3">#end</text:p>
      <text:p text:style-name="P3">#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MuseoSansRounded300" svg:font-family="MuseoSansRounded300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kt_20_med_20_pilspets" style:display-name="Objekt med pilspets" style:family="paragraph" style:parent-style-name="Standard" style:default-outline-level=""/>
    <style:style style:name="Objekt_20_med_20_skugga" style:display-name="Objekt med skugga" style:family="paragraph" style:parent-style-name="Standard" style:default-outline-level=""/>
    <style:style style:name="Objekt_20_utan_20_fyllning" style:display-name="Objekt utan fyllning" style:family="paragraph" style:parent-style-name="Standard" style:default-outline-level=""/>
    <style:style style:name="Objekt_20_utan_20_fyllning_20_och_20_utan_20_linjer" style:display-name="Objekt utan fyllning och utan linjer" style:family="paragraph" style:parent-style-name="Standard" style:default-outline-level=""/>
    <style:style style:name="Brödtexten_20_har_20_justerats" style:display-name="Brödtexten har justerats" style:family="paragraph" style:parent-style-name="Standard" style:default-outline-level="">
      <style:paragraph-properties fo:text-align="start" style:justify-single-word="false"/>
    </style:style>
    <style:style style:name="Brödtext_20_indrag" style:display-name="Brödtext indrag" style:family="paragraph" style:parent-style-name="Standard" style:default-outline-level="">
      <style:paragraph-properties fo:margin-left="0cm" fo:margin-right="0cm" fo:text-indent="0.6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Rubrik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Rubrik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åttlinj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kgrundsobjek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k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teckning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sposition_20_1" style:display-name="Dispositio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sposition_20_2" style:display-name="Disposition 2" style:family="paragraph" style:parent-style-name="Dispositio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position_20_3" style:display-name="Disposition 3" style:family="paragraph" style:parent-style-name="Dispositio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position_20_4" style:display-name="Disposition 4" style:family="paragraph" style:parent-style-name="Dispositio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5" style:display-name="Disposition 5" style:family="paragraph" style:parent-style-name="Dispositio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6" style:display-name="Disposition 6" style:family="paragraph" style:parent-style-name="Dispositio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7" style:display-name="Disposition 7" style:family="paragraph" style:parent-style-name="Dispositio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8" style:display-name="Disposition 8" style:family="paragraph" style:parent-style-name="Dispositio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9" style:display-name="Disposition 9" style:family="paragraph" style:parent-style-name="Dispositio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Day_20_" style:display-name="Day " style:family="paragraph" style:parent-style-name="Standard" style:class="text">
      <style:paragraph-properties fo:text-align="start" style:justify-single-word="false"/>
      <style:text-properties fo:color="#00c6b2" style:font-name="Liberation Sans1" fo:font-family="'Liberation Sans'" style:font-style-name="Normal" style:font-family-generic="swiss" style:font-pitch="variable" fo:font-size="22pt" style:font-size-asian="10.5pt"/>
    </style:style>
    <style:style style:name="Meal" style:family="paragraph" style:parent-style-name="Standard" style:class="text">
      <style:paragraph-properties fo:text-align="start" style:justify-single-word="false"/>
      <style:text-properties fo:color="#00c6b2" style:font-name="Liberation Sans1" fo:font-family="'Liberation Sans'" style:font-style-name="Normal" style:font-family-generic="swiss" style:font-pitch="variable" fo:font-size="12pt" officeooo:rsid="0026752f" style:font-size-asian="11pt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ish" style:family="paragraph" style:parent-style-name="Standard" style:class="extra">
      <style:paragraph-properties fo:text-align="start" style:justify-single-word="false"/>
      <style:text-properties style:font-name="MuseoSansRounded300" fo:font-family="MuseoSansRounded300" style:font-family-generic="roman" fo:font-size="11pt" fo:font-style="normal" fo:font-weight="normal" style:font-size-asian="11pt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33bbb4"/>
    </style:style>
    <style:style style:name="MP2" style:family="paragraph">
      <loext:graphic-properties draw:fill="none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33bbb4" style:run-through="foreground"/>
    </style:style>
    <style:style style:name="Mgr3" style:family="graphic">
      <style:graphic-properties draw:stroke="solid" svg:stroke-width="0.035cm" svg:stroke-color="#000000" draw:fill="none" fo:padding-top="0.018cm" fo:padding-bottom="0.018cm" fo:padding-left="0.018cm" fo:padding-right="0.018cm" style:run-through="foreground"/>
    </style:style>
    <style:style style:name="Mgr4" style:family="graphic">
      <style:graphic-properties draw:stroke="solid" svg:stroke-width="0.035cm" svg:stroke-color="#000000" draw:fill="solid" draw:fill-color="#33bbb4" fo:padding-top="0.018cm" fo:padding-bottom="0.018cm" fo:padding-left="0.018cm" fo:padding-right="0.018cm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Dish"><draw:g text:anchor-type="paragraph" draw:z-index="0" draw:style-name="Mgr1"><draw:path draw:style-name="Mgr2" draw:text-style-name="MP1" svg:width="1.133cm" svg:height="1.171cm" svg:x="16.473cm" svg:y="1.366cm" svg:viewBox="0 0 1134 1172" svg:d="M1117 833c-1-3-2-5-286-661l-1-2c-11-24-25-46-40-64-54-67-135-106-223-106-87 0-168 39-222 106-16 18-29 40-40 64l-1 2c-284 656-285 658-286 661-50 126 9 266 135 319 31 13 64 20 98 20 88 0 178-47 238-129h1c3-5 6-9 9-14 22-32 37-46 68-46s46 14 68 46c3 5 6 9 9 14 62 82 152 129 240 129 34 0 67-7 98-20 126-53 185-193 135-319zM958 1095c-24 10-49 15-74 15-68 0-135-38-184-103-3-4-5-8-8-13-21-32-58-85-125-85s-103 53-124 85c-3 5-5 9-8 13-49 65-116 103-184 103-26 0-50-5-74-15-94-39-138-145-101-240 2-3 23-52 286-658l1-2c8-19 19-36 31-50 42-52 105-83 173-83s132 31 174 83c12 14 23 31 31 50l1 2c263 606 284 655 286 658 37 95-7 201-101 240z"><text:p/></draw:path><draw:path draw:style-name="Mgr2" draw:text-style-name="MP1" svg:width="1.399cm" svg:height="1.431cm" svg:x="16.34cm" svg:y="1.236cm" svg:viewBox="0 0 1400 1432" svg:d="M1372 915c-2-5-289-669-289-669-16-35-36-66-58-94-81-97-199-152-326-152s-245 55-325 152c-22 28-42 59-58 94 0 0-287 664-289 669-77 192 14 406 206 486 47 20 98 31 150 31 74 0 150-22 212-62 10-6 19-12 28-17 32-22 55-35 76-35s44 13 76 35c9 5 18 11 28 17 62 40 138 62 213 62 52 0 102-11 150-31 192-80 283-294 206-486zM1142 1344c-40 17-83 26-126 26-63 0-124-18-176-51-9-6-18-12-26-18-42-28-75-59-115-59s-73 31-115 59c-8 6-17 12-26 18-53 33-113 51-175 51-43 0-86-9-126-26-160-67-236-246-172-406 2-5 289-667 289-667 13-30 30-56 49-80 68-82 168-129 276-129s208 47 277 129c19 24 36 50 49 80 0 0 287 662 289 667 64 160-12 339-172 406z"><text:p/></draw:path><draw:path draw:style-name="Mgr2" draw:text-style-name="MP1" svg:width="0.869cm" svg:height="0.909cm" svg:x="16.607cm" svg:y="1.494cm" svg:viewBox="0 0 870 910" svg:d="M862 749c-1-2-155-359-285-658-4-9-11-23-21-35-29-36-74-56-121-56s-91 20-120 56c-10 12-17 26-21 35-130 299-284 656-285 658-24 61 4 127 63 152 15 6 31 9 47 9 43 0 85-22 116-64 2-2 69-91 92-122 19-24 43-56 108-56s90 32 109 56c23 31 90 120 92 122 31 42 73 64 116 64 16 0 32-3 47-9 59-25 87-91 63-152zM774 844c-7 3-14 5-22 5-23 0-47-14-66-40-2-3-56-72-90-121-6-9-60-90-161-90-100 0-154 81-160 90-35 49-88 118-90 121-20 26-43 40-66 40-8 0-15-2-22-5-28-12-41-43-30-72 8-17 278-641 284-656 4-8 8-15 13-20v-1c17-21 43-33 71-33s54 12 72 33v1c5 5 9 12 13 20 6 15 276 639 284 656 11 29-2 60-30 72z"><text:p/></draw:path><draw:path draw:style-name="Mgr2" draw:text-style-name="MP1" svg:width="0.292cm" svg:height="0.515cm" svg:x="17.325cm" svg:y="3.114cm" svg:viewBox="0 0 293 516" svg:d="M242 0c-61 0-113 28-139 86-3 6-10 3-10-1v-39c0-26-21-46-47-46-25 0-46 20-46 46v423c0 25 21 47 48 47 26 0 47-21 47-47 0-1 0-176 0-176 0-97 48-200 146-201 1 0 6 0 7 0 26 0 45-20 45-46s-20-46-51-46z"><text:p/></draw:path><draw:path draw:style-name="Mgr3" draw:text-style-name="MP2" svg:width="0.292cm" svg:height="0.515cm" svg:x="17.325cm" svg:y="3.114cm" svg:viewBox="0 0 293 516" svg:d="M242 0c-61 0-113 28-139 86-3 6-10 3-10-1v-39c0-26-21-46-47-46-25 0-46 20-46 46v423c0 25 21 47 48 47 26 0 47-21 47-47 0-1 0-176 0-176 0-97 48-200 146-201 1 0 6 0 7 0 26 0 45-20 45-46s-20-46-51-46z"><text:p/></draw:path><draw:path draw:style-name="Mgr2" draw:text-style-name="MP1" svg:width="0.119cm" svg:height="0.117cm" svg:x="17.662cm" svg:y="2.942cm" svg:viewBox="0 0 120 118" svg:d="M59 118c33 0 61-26 61-60 0-32-28-58-61-58s-59 26-59 58c0 34 26 60 59 60z"><text:p/></draw:path><draw:path draw:style-name="Mgr3" draw:text-style-name="MP2" svg:width="0.119cm" svg:height="0.117cm" svg:x="17.662cm" svg:y="2.942cm" svg:viewBox="0 0 120 118" svg:d="M59 118c33 0 61-26 61-60 0-32-28-58-61-58s-59 26-59 58c0 34 26 60 59 60z"><text:p/></draw:path><draw:path draw:style-name="Mgr4" draw:text-style-name="MP1" svg:width="0.096cm" svg:height="0.515cm" svg:x="17.676cm" svg:y="3.114cm" svg:viewBox="0 0 97 516" svg:d="M97 48c0-27-23-48-49-48s-48 21-48 48v420c0 26 22 48 48 48s49-22 49-48z"><text:p/></draw:path><draw:path draw:style-name="Mgr2" draw:text-style-name="MP1" svg:width="0.364cm" svg:height="0.514cm" svg:x="17.863cm" svg:y="3.114cm" svg:viewBox="0 0 365 515" svg:d="M106 141c0-42 37-62 84-62s78 15 99 26c0 0 1 1 2 2 19 11 44 4 55-15 12-19 5-43-15-54 0 0-1 0-1-1-24-15-66-37-135-37-98 0-180 49-180 143 0 166 257 134 257 230 0 41-36 65-85 65-58 0-98-26-122-39-1-1-2-2-5-4-19-10-43-3-54 15-12 19-6 41 13 55 2 1 5 3 7 4 30 20 83 46 158 46 108 0 181-61 181-144 0-167-259-132-259-230z"><text:p/></draw:path><draw:path draw:style-name="Mgr3" draw:text-style-name="MP2" svg:width="0.364cm" svg:height="0.514cm" svg:x="17.863cm" svg:y="3.114cm" svg:viewBox="0 0 365 515" svg:d="M106 141c0-42 37-62 84-62s78 15 99 26c0 0 1 1 2 2 19 11 44 4 55-15 12-19 5-43-15-54 0 0-1 0-1-1-24-15-66-37-135-37-98 0-180 49-180 143 0 166 257 134 257 230 0 41-36 65-85 65-58 0-98-26-122-39-1-1-2-2-5-4-19-10-43-3-54 15-12 19-6 41 13 55 2 1 5 3 7 4 30 20 83 46 158 46 108 0 181-61 181-144 0-167-259-132-259-230z"><text:p/></draw:path><draw:path draw:style-name="Mgr2" draw:text-style-name="MP1" svg:width="0.178cm" svg:height="0.707cm" svg:x="16.534cm" svg:y="2.92cm" svg:viewBox="0 0 179 708" svg:d="M154 628c-3-2-9-4-14-4-23-3-45-10-45-65v-512c0-26-21-47-48-47-26 0-47 21-47 47v523c0 124 78 138 132 138 1 0 2 0 3 0 26 0 44-19 44-42 0-17-10-31-25-38z"><text:p/></draw:path><draw:path draw:style-name="Mgr3" draw:text-style-name="MP2" svg:width="0.178cm" svg:height="0.707cm" svg:x="16.534cm" svg:y="2.92cm" svg:viewBox="0 0 179 708" svg:d="M154 628c-3-2-9-4-14-4-23-3-45-10-45-65v-512c0-26-21-47-48-47-26 0-47 21-47 47v523c0 124 78 138 132 138 1 0 2 0 3 0 26 0 44-19 44-42 0-17-10-31-25-38z"><text:p/></draw:path><draw:path draw:style-name="Mgr2" draw:text-style-name="MP1" svg:width="0.464cm" svg:height="0.514cm" svg:x="16.752cm" svg:y="3.114cm" svg:viewBox="0 0 465 515" svg:d="M394 393c-2 1-5 3-6 4-24 17-63 37-117 37-88 0-166-59-172-166h328c25 0 38-16 38-33 0-137-76-235-214-235-142 0-251 102-251 258 0 146 109 257 265 257 80 0 139-32 169-52 3-2 4-3 5-3 19-13 24-37 11-56-12-18-39-23-56-11zM249 75c63 0 113 40 120 119 0 4 0 12-14 12h-252c13-83 73-131 146-131z"><text:p/></draw:path><draw:path draw:style-name="Mgr3" draw:text-style-name="MP2" svg:width="0.464cm" svg:height="0.514cm" svg:x="16.752cm" svg:y="3.114cm" svg:viewBox="0 0 465 515" svg:d="M394 393c-2 1-5 3-6 4-24 17-63 37-117 37-88 0-166-59-172-166h328c25 0 38-16 38-33 0-137-76-235-214-235-142 0-251 102-251 258 0 146 109 257 265 257 80 0 139-32 169-52 3-2 4-3 5-3 19-13 24-37 11-56-12-18-39-23-56-11zM249 75c63 0 113 40 120 119 0 4 0 12-14 12h-252c13-83 73-131 146-131z"><text:p/></draw:path><draw:path draw:style-name="Mgr2" draw:text-style-name="MP1" svg:width="0.671cm" svg:height="0.708cm" svg:x="15.796cm" svg:y="2.92cm" svg:viewBox="0 0 672 709" svg:d="M668 639c-2-4-6-12-6-12l-250-578c-2-5-4-10-8-15-15-21-41-34-69-34-26 0-49 12-64 30-5 6-9 14-11 19l-252 582c0 0-3 6-4 8-10 27 1 56 27 66 26 11 56-1 67-26 1-2 2-5 3-8l72-170h323l74 170c1 4 3 7 3 8 11 25 41 37 67 26 27-11 39-40 28-66zM204 421l91-217c14-36 32-77 32-77 0 0 3-8 8-8 6 0 9 8 9 8 0 0 17 41 31 77l91 217z"><text:p/></draw:path></draw:g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6:10:01.374345660</meta:creation-date>
    <dc:date>2016-02-10T20:34:58.675169978</dc:date>
    <meta:editing-duration>PT40M27S</meta:editing-duration>
    <meta:editing-cycles>25</meta:editing-cycles>
    <meta:generator>LibreOffice/5.0.4.2$Linux_X86_64 LibreOffice_project/00m0$Build-2</meta:generator>
    <meta:document-statistic meta:table-count="0" meta:image-count="0" meta:object-count="0" meta:page-count="1" meta:paragraph-count="9" meta:word-count="21" meta:character-count="281" meta:non-whitespace-character-count="266"/>
  </office:meta>
</office:document-meta>
</file>